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0" office:value-type="string" calcext:value-type="string">
            <text:p>时间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页数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9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95" calcext:value-type="float">
            <text:p>195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43" calcext:value-type="float">
            <text:p>4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9" calcext:value-type="float">
            <text:p>6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1" table:formula="of:=SUM([.C3:.C27])" office:value-type="float" office:value="2236" calcext:value-type="float">
            <text:p>2236</text:p>
          </table:table-cell>
          <table:table-cell table:style-name="ce11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table:formula="of:=MAX([.B4:.B200])" office:value-type="float" office:value="180" calcext:value-type="float">
            <text:p>180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105555555555556" calcext:value-type="percentage">
            <text:p>10.56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12:11:43.142742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20T22:57:46.809210083</dc:date>
    <meta:editing-duration>P7DT17H36M24S</meta:editing-duration>
    <meta:editing-cycles>74</meta:editing-cycles>
    <meta:generator>LibreOffice/6.0.7.3$Linux_X86_64 LibreOffice_project/00m0$Build-3</meta:generator>
    <meta:document-statistic meta:table-count="2" meta:cell-count="630" meta:object-count="0"/>
  </office:meta>
</office:document-meta>
</file>